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CCE996DE93DEA8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8.994cm" svg:height="10.677cm" draw:z-index="0"><draw:image xlink:href="Pictures/100000000000055600000300CCE996DE93DEA8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6:13:48.984787999</meta:creation-date>
    <dc:date>2017-02-04T06:14:51.645284821</dc:date>
    <meta:editing-duration>PT1M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